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6"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7"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8"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9"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4"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5"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6"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3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2"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4"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6"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7"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8" style:family="paragraph" style:parent-style-name="Standard">
      <style:paragraph-properties fo:line-height="150%"/>
      <style:text-properties style:font-name="Arial" fo:font-size="11pt" officeooo:rsid="003d5286" officeooo:paragraph-rsid="003d5286"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8">HBS Proxy</text:p>
      <text:p text:style-name="P18">Entwickeln einer Serversoftware zur Reservierung von Hotelzimmern</text:p>
      <text:p text:style-name="P18"/>
      <text:p text:style-name="P18">Abgabetermin 27.05.2016</text:p>
      <text:p text:style-name="P18"/>
      <text:p text:style-name="P18">Prüfungsbewerber:</text:p>
      <text:p text:style-name="P18">Jan Erik Helmle</text:p>
      <text:p text:style-name="P18">Maybachufer 6</text:p>
      <text:p text:style-name="P18">12047 Berlin</text:p>
      <text:p text:style-name="P18"/>
      <text:p text:style-name="P18">Ausbildungsbetrieb:</text:p>
      <text:p text:style-name="P18">mobile-ad-media GmbH</text:p>
      <text:p text:style-name="P18">Scheringstrasse 2</text:p>
      <text:p text:style-name="P18">13355 Berlin</text:p>
      <text:p text:style-name="P18"/>
      <text:p text:style-name="P18"/>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3"><text:tab/>1.2<text:tab/>Projektziel</text:p>
      <text:p text:style-name="P23"><text:tab/>1.3<text:tab/>Projektumfeld<text:tab/></text:p>
      <text:p text:style-name="P3"><text:tab/><text:span text:style-name="T12">1.4<text:tab/>Projektschnittstellen</text:span></text:p>
      <text:p text:style-name="P24"><text:tab/>1.5<text:tab/>Projektbegründung</text:p>
      <text:p text:style-name="P24"><text:tab/>1.6<text:tab/>Ist-Analyse</text:p>
      <text:p text:style-name="P3"><text:tab/><text:span text:style-name="T13">1.7<text:tab/>Projektbeteiligte Personen</text:span></text:p>
      <text:p text:style-name="P17">2.<text:tab/>Projektplanung</text:p>
      <text:p text:style-name="P17"><text:tab/>2.1<text:tab/><text:span text:style-name="T14">Soll Konzept</text:span></text:p>
      <text:p text:style-name="P25"><text:tab/>2.2<text:tab/>Projektphasen und Zeitplanung<text:tab/></text:p>
      <text:p text:style-name="P20">3.<text:tab/>Analysephase</text:p>
      <text:p text:style-name="P26"><text:tab/>3.1<text:tab/>Analyse des grafischen Entwurfs</text:p>
      <text:p text:style-name="P26"><text:tab/>3.2<text:tab/>Ermittlung der beteiligten Entitäten</text:p>
      <text:p text:style-name="P27"><text:tab/>3.3<text:tab/>Ermittlung der Beziehungen der Entitäten</text:p>
      <text:p text:style-name="P20"><text:tab/><text:span text:style-name="T18">3.4<text:tab/>Analyse des Dialogs zwischen Proxy und App</text:span></text:p>
      <text:p text:style-name="P20">4.<text:tab/>Entwurfsphase</text:p>
      <text:p text:style-name="P28"><text:tab/>4.1<text:tab/>Erstellung des UML – Sequenzdiagramms</text:p>
      <text:p text:style-name="P28"><text:tab/>4.2<text:tab/>Erstellen des Klassendiagramms</text:p>
      <text:p text:style-name="P29"><text:tab/>4.3<text:tab/>Entwurf des Datenbankmodells</text:p>
      <text:p text:style-name="P29"><text:span text:style-name="T19"><text:tab/>4.4<text:tab/>Definition der JSON Objekte</text:span></text:p>
      <text:p text:style-name="P29"><text:span text:style-name="T19"><text:tab/>4.5<text:tab/>Definition der Endpunkte<text:tab/></text:span></text:p>
      <text:p text:style-name="P20">5.<text:tab/>Realisierungsphase</text:p>
      <text:p text:style-name="P20"><text:span text:style-name="T19"><text:tab/>5.1<text:tab/>Aufbau der Repositorystruktur</text:span></text:p>
      <text:p text:style-name="P20"><text:tab/><text:span text:style-name="T19">5.2<text:tab/>Installation Symfony3</text:span></text:p>
      <text:p text:style-name="P20"><text:tab/><text:span text:style-name="T19">5.3<text:tab/>Implementierung der Modelle</text:span><text:tab/></text:p>
      <text:p text:style-name="P20"><text:tab/><text:span text:style-name="T19">5.4<text:tab/>Implementierung der Steuerung</text:span><text:tab/></text:p>
      <text:p text:style-name="P20">6.<text:tab/>Qualitästsmanagement</text:p>
      <text:p text:style-name="P20"><text:tab/><text:tab/><text:span text:style-name="T19">Fehlerbehebung</text:span></text:p>
      <text:p text:style-name="P20"><text:tab/><text:tab/><text:span text:style-name="T19">Codereview</text:span><text:tab/><text:tab/></text:p>
      <text:p text:style-name="P32">7.<text:tab/>Einführungsphase</text:p>
      <text:p text:style-name="P32"><text:tab/><text:tab/>Uebergabe der Software und Inbetriebnahme</text:p>
      <text:p text:style-name="P20"/>
      <text:p text:style-name="P20"><text:span text:style-name="T19">8.</text:span><text:tab/><text:span text:style-name="T17">Projektergebnisse</text:span></text:p>
      <text:p text:style-name="P20"/>
      <text:p text:style-name="P20"><text:tab/></text:p>
      <text:p text:style-name="P3"/>
      <text:p text:style-name="P4"><text:soft-page-break/>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9">Die Apps werden an die grafischen Wünsche der jeweiligen Hotels individuell angepasst <text:span text:style-name="T20">(corporate Identity)</text:span> und richten sich <text:span text:style-name="T20">vornehmlich </text:span>an Stammkunden.</text:p>
      <text:p text:style-name="P10">1.2<text:tab/><text:span text:style-name="T6">Projektziel</text:span></text:p>
      <text:p text:style-name="P9">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1">1.3<text:tab/><text:span text:style-name="T7">Projektumfeld</text:span></text:p>
      <text:p text:style-name="P6">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text:span></text:p>
      <text:p text:style-name="P16">1.4<text:tab/>Projektschnittstellen</text:p>
      <text:p text:style-name="P16"/>
      <text:p text:style-name="P12">1.<text:span text:style-name="T12">5</text:span><text:tab/>Projektbegründung</text:p>
      <text:p text:style-name="P13">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Apps und den externen Datendiensten geschaltet, von welchen wir sich häufig ändende Daten wie etwa Preise und Verfügbarkeiten von Hotelzimmern erhalten und Reservierungen abgeben können. </text:span></text:p>
      <text:p text:style-name="P12">1.<text:span text:style-name="T12">6</text:span><text:tab/>Ist-Analyse</text:p>
      <text:p text:style-name="P35">Grundlage <text:span text:style-name="T9">des Teilprojekts ist ein grafisches Konzept der Apps in welcher der Ablauf der </text:span><text:soft-page-break/><text:span text:style-name="T9">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4">1.7<text:tab/>Projektbeteiligte Personen</text:p>
      <text:p text:style-name="P36"/>
      <text:p text:style-name="P14">2.<text:tab/>Projektplanung</text:p>
      <text:p text:style-name="P14">2.1<text:tab/><text:span text:style-name="T15">Soll Konzept</text:span></text:p>
      <text:p text:style-name="P19">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text:span></text:p>
      <text:p text:style-name="P22">Die Serversoftware wurde mittels des PHP-Frameworks <text:span text:style-name="T21">Symfony3, einer open-source Software für MVC-Anwendungen (model-view-controller) ausgeführt. Als Skriptsprache kommt demnach PHP (PHP: Hypertext Processor, rekursives Backronym) zum Einsatz, das verwendete DBMS (Database-Management-System) ist MySQL. Die Revisionierung der Software erfolgt mittels Git, einer verteilten Versionsverwaltungssoftware. Die Proxysoftware wir lokal auf einem handelsüblichen Desktop-PC entwickelt und für den Betrieb auf einen extern betriebenen Server überspielt.</text:span></text:p>
      <text:p text:style-name="P15">2.2<text:tab/>Projektphasen und <text:span text:style-name="T11">Zeitplanung</text:span></text:p>
      <text:p text:style-name="P9"/>
      <text:p text:style-name="P21">3.<text:tab/>Analysephase</text:p>
      <text:p text:style-name="P38">In dieser Phase ging es im wesentlichen darum das gegebene </text:p>
      <text:p text:style-name="P21"/>
      <text:p text:style-name="P21">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7M15S</meta:editing-duration>
    <meta:editing-cycles>49</meta:editing-cycles>
    <meta:generator>LibreOffice/5.1.2.2$Windows_X86_64 LibreOffice_project/d3bf12ecb743fc0d20e0be0c58ca359301eb705f</meta:generator>
    <dc:date>2016-05-23T13:06:13.096000000</dc:date>
    <meta:document-statistic meta:table-count="0" meta:image-count="0" meta:object-count="0" meta:page-count="4" meta:paragraph-count="74" meta:word-count="657" meta:character-count="5280" meta:non-whitespace-character-count="4654"/>
    <meta:user-defined meta:name="Info 1"/>
    <meta:user-defined meta:name="Info 2"/>
    <meta:user-defined meta:name="Info 3"/>
    <meta:user-defined meta:name="Info 4"/>
  </office:meta>
</office:document-meta>
</file>